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ference.BeanReference( int startPos , int endPos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ference.toStringA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Reference.getValueInternal( Expression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